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6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6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6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7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70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77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8" style:family="paragraph" style:parent-style-name="Text_20_body">
      <style:text-properties officeooo:paragraph-rsid="026565f3"/>
    </style:style>
    <style:style style:name="P179" style:family="paragraph" style:parent-style-name="Standard">
      <style:paragraph-properties fo:text-align="center" style:justify-single-word="false"/>
    </style:style>
    <style:style style:name="P18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1" style:family="paragraph" style:parent-style-name="Standard" style:list-style-name="L1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8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8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4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6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7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8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9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90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9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19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19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19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0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01" style:family="paragraph" style:parent-style-name="Standard" style:list-style-name="L7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02" style:family="paragraph" style:parent-style-name="Standard" style:list-style-name="L5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03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04" style:family="paragraph" style:parent-style-name="Standard" style:list-style-name="L8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05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206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officeooo:rsid="0277b170" style:font-size-asian="12pt" style:font-size-complex="12pt"/>
    </style:style>
    <style:style style:name="T155" style:family="text">
      <style:text-properties fo:font-size="12pt" officeooo:rsid="0279002f" style:font-size-asian="12pt" style:font-size-complex="12pt"/>
    </style:style>
    <style:style style:name="T156" style:family="text">
      <style:text-properties fo:font-size="12pt" officeooo:rsid="027ab3f3" style:font-size-asian="12pt" style:font-size-complex="12pt"/>
    </style:style>
    <style:style style:name="T157" style:family="text">
      <style:text-properties fo:font-size="12pt" officeooo:rsid="027e014f" style:font-size-asian="12pt" style:font-size-complex="12pt"/>
    </style:style>
    <style:style style:name="T158" style:family="text">
      <style:text-properties fo:font-size="12pt" officeooo:rsid="02812498" style:font-size-asian="12pt" style:font-size-complex="12pt"/>
    </style:style>
    <style:style style:name="T159" style:family="text">
      <style:text-properties fo:font-size="12pt" officeooo:rsid="02827e77" style:font-size-asian="12pt" style:font-size-complex="12pt"/>
    </style:style>
    <style:style style:name="T160" style:family="text">
      <style:text-properties fo:font-size="12pt" officeooo:rsid="028dd194" style:font-size-asian="12pt" style:font-size-complex="12pt"/>
    </style:style>
    <style:style style:name="T161" style:family="text">
      <style:text-properties fo:font-size="12pt" officeooo:rsid="028f9e51" style:font-size-asian="12pt" style:font-size-complex="12pt"/>
    </style:style>
    <style:style style:name="T162" style:family="text">
      <style:text-properties fo:font-size="12pt" officeooo:rsid="0291283e" style:font-size-asian="12pt" style:font-size-complex="12pt"/>
    </style:style>
    <style:style style:name="T163" style:family="text">
      <style:text-properties fo:font-size="12pt" officeooo:rsid="02944360" style:font-size-asian="12pt" style:font-size-complex="12pt"/>
    </style:style>
    <style:style style:name="T164" style:family="text">
      <style:text-properties fo:font-size="12pt" officeooo:rsid="02978bea" style:font-size-asian="12pt" style:font-size-complex="12pt"/>
    </style:style>
    <style:style style:name="T165" style:family="text">
      <style:text-properties fo:font-size="12pt" fo:language="en" fo:country="US" style:font-size-asian="12pt" style:font-size-complex="12pt"/>
    </style:style>
    <style:style style:name="T166" style:family="text">
      <style:text-properties fo:font-size="12pt" fo:language="en" fo:country="US" officeooo:rsid="0002ee08" style:font-size-asian="12pt" style:font-size-complex="12pt"/>
    </style:style>
    <style:style style:name="T167" style:family="text">
      <style:text-properties fo:font-size="12pt" fo:language="en" fo:country="US" officeooo:rsid="00042cf1" style:font-size-asian="12pt" style:font-size-complex="12pt"/>
    </style:style>
    <style:style style:name="T168" style:family="text">
      <style:text-properties fo:font-size="12pt" fo:language="en" fo:country="US" officeooo:rsid="005ec1c8" style:font-size-asian="12pt" style:font-size-complex="12pt"/>
    </style:style>
    <style:style style:name="T169" style:family="text">
      <style:text-properties fo:font-size="12pt" fo:language="en" fo:country="US" officeooo:rsid="005fc28c" style:font-size-asian="12pt" style:font-size-complex="12pt"/>
    </style:style>
    <style:style style:name="T170" style:family="text">
      <style:text-properties fo:font-size="12pt" fo:language="en" fo:country="US" officeooo:rsid="00944ddc" style:font-size-asian="12pt" style:font-size-complex="12pt"/>
    </style:style>
    <style:style style:name="T171" style:family="text">
      <style:text-properties fo:font-size="12pt" fo:language="en" fo:country="US" officeooo:rsid="00eb9d41" style:font-size-asian="12pt" style:font-size-complex="12pt"/>
    </style:style>
    <style:style style:name="T172" style:family="text">
      <style:text-properties fo:font-size="12pt" fo:language="en" fo:country="US" officeooo:rsid="01709361" style:font-size-asian="12pt" style:font-size-complex="12pt"/>
    </style:style>
    <style:style style:name="T173" style:family="text">
      <style:text-properties fo:font-size="12pt" fo:language="en" fo:country="US" officeooo:rsid="017e8f62" style:font-size-asian="12pt" style:font-size-complex="12pt"/>
    </style:style>
    <style:style style:name="T174" style:family="text">
      <style:text-properties fo:font-size="12pt" fo:language="en" fo:country="US" officeooo:rsid="0186c949" style:font-size-asian="12pt" style:font-size-complex="12pt"/>
    </style:style>
    <style:style style:name="T175" style:family="text">
      <style:text-properties fo:font-size="12pt" fo:language="en" fo:country="US" officeooo:rsid="002fbb12" style:font-size-asian="12pt" style:font-size-complex="12pt"/>
    </style:style>
    <style:style style:name="T176" style:family="text">
      <style:text-properties fo:font-size="12pt" fo:language="en" fo:country="US" officeooo:rsid="0061f44e" style:font-size-asian="12pt" style:font-size-complex="12pt"/>
    </style:style>
    <style:style style:name="T177" style:family="text">
      <style:text-properties fo:font-size="12pt" fo:language="en" fo:country="US" officeooo:rsid="006329b4" style:font-size-asian="12pt" style:font-size-complex="12pt"/>
    </style:style>
    <style:style style:name="T178" style:family="text">
      <style:text-properties fo:font-size="12pt" fo:language="en" fo:country="US" officeooo:rsid="0211072c" style:font-size-asian="12pt" style:font-size-complex="12pt"/>
    </style:style>
    <style:style style:name="T179" style:family="text">
      <style:text-properties fo:font-size="12pt" fo:language="en" fo:country="US" officeooo:rsid="0212f843" style:font-size-asian="12pt" style:font-size-complex="12pt"/>
    </style:style>
    <style:style style:name="T180" style:family="text">
      <style:text-properties fo:font-size="12pt" fo:language="en" fo:country="US" officeooo:rsid="0258ffb1" style:font-size-asian="12pt" style:font-size-complex="12pt"/>
    </style:style>
    <style:style style:name="T181" style:family="text">
      <style:text-properties fo:font-size="12pt" fo:language="en" fo:country="US" officeooo:rsid="025ccc5f" style:font-size-asian="12pt" style:font-size-complex="12pt"/>
    </style:style>
    <style:style style:name="T182" style:family="text">
      <style:text-properties fo:font-size="12pt" fo:language="en" fo:country="US" officeooo:rsid="0277b170" style:font-size-asian="12pt" style:font-size-complex="12pt"/>
    </style:style>
    <style:style style:name="T183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4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3" style:family="text">
      <style:text-properties fo:font-size="12pt" fo:language="en" fo:country="US" officeooo:rsid="01f739cf" style:font-size-complex="12pt"/>
    </style:style>
    <style:style style:name="T194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5" style:family="text">
      <style:text-properties fo:font-size="12pt" fo:font-weight="bold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1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fo:font-size="12pt" fo:background-color="transparent" loext:char-shading-value="0" style:font-size-asian="12pt" style:font-size-complex="12pt"/>
    </style:style>
    <style:style style:name="T226" style:family="text">
      <style:text-properties fo:font-size="12pt" officeooo:rsid="006af99d" fo:background-color="transparent" loext:char-shading-value="0" style:font-size-asian="12pt" style:font-size-complex="12pt"/>
    </style:style>
    <style:style style:name="T227" style:family="text">
      <style:text-properties fo:font-size="12pt" officeooo:rsid="00719929" fo:background-color="transparent" loext:char-shading-value="0" style:font-size-asian="12pt" style:font-size-complex="12pt"/>
    </style:style>
    <style:style style:name="T228" style:family="text">
      <style:text-properties fo:font-size="12pt" officeooo:rsid="00743973" fo:background-color="transparent" loext:char-shading-value="0" style:font-size-asian="12pt" style:font-size-complex="12pt"/>
    </style:style>
    <style:style style:name="T229" style:family="text">
      <style:text-properties fo:font-size="12pt" officeooo:rsid="00726e87" fo:background-color="transparent" loext:char-shading-value="0" style:font-size-asian="12pt" style:font-size-complex="12pt"/>
    </style:style>
    <style:style style:name="T230" style:family="text">
      <style:text-properties fo:font-size="12pt" officeooo:rsid="007a2a40" fo:background-color="transparent" loext:char-shading-value="0" style:font-size-asian="12pt" style:font-size-complex="12pt"/>
    </style:style>
    <style:style style:name="T231" style:family="text">
      <style:text-properties fo:font-size="12pt" officeooo:rsid="00692a5b" fo:background-color="transparent" loext:char-shading-value="0" style:font-size-asian="12pt" style:font-size-complex="12pt"/>
    </style:style>
    <style:style style:name="T232" style:family="text">
      <style:text-properties fo:font-size="12pt" officeooo:rsid="01dc0478" fo:background-color="transparent" loext:char-shading-value="0" style:font-size-asian="12pt" style:font-size-complex="12pt"/>
    </style:style>
    <style:style style:name="T233" style:family="text">
      <style:text-properties fo:font-size="12pt" officeooo:rsid="022633e1" fo:background-color="transparent" loext:char-shading-value="0" style:font-size-asian="12pt" style:font-size-complex="12pt"/>
    </style:style>
    <style:style style:name="T234" style:family="text">
      <style:text-properties fo:font-size="12pt" officeooo:rsid="02493f6b" fo:background-color="transparent" loext:char-shading-value="0" style:font-size-asian="12pt" style:font-size-complex="12pt"/>
    </style:style>
    <style:style style:name="T235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6" style:family="text">
      <style:text-properties fo:font-size="12pt" fo:font-style="italic" style:font-style-asian="italic" style:font-size-complex="12pt" style:font-style-complex="italic"/>
    </style:style>
    <style:style style:name="T237" style:family="text">
      <style:text-properties fo:font-size="12pt" fo:font-style="italic" officeooo:rsid="01f15f2e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9293" style:font-size-complex="12pt"/>
    </style:style>
    <style:style style:name="T250" style:family="text">
      <style:text-properties fo:font-size="12pt" officeooo:rsid="01eaae99" style:font-size-complex="12pt"/>
    </style:style>
    <style:style style:name="T251" style:family="text">
      <style:text-properties fo:font-size="12pt" officeooo:rsid="01ee886c" style:font-size-complex="12pt"/>
    </style:style>
    <style:style style:name="T252" style:family="text">
      <style:text-properties fo:font-size="12pt" officeooo:rsid="01f15f2e" style:font-size-complex="12pt"/>
    </style:style>
    <style:style style:name="T253" style:family="text">
      <style:text-properties fo:font-size="12pt" officeooo:rsid="01f5e9c7" style:font-size-complex="12pt"/>
    </style:style>
    <style:style style:name="T254" style:family="text">
      <style:text-properties fo:font-size="12pt" officeooo:rsid="01f739cf" style:font-size-complex="12pt"/>
    </style:style>
    <style:style style:name="T255" style:family="text">
      <style:text-properties fo:font-size="12pt" officeooo:rsid="0203347e" style:font-size-complex="12pt"/>
    </style:style>
    <style:style style:name="T256" style:family="text">
      <style:text-properties fo:font-size="12pt" officeooo:rsid="0205fafe" style:font-size-complex="12pt"/>
    </style:style>
    <style:style style:name="T257" style:family="text">
      <style:text-properties fo:font-size="12pt" officeooo:rsid="0207ca85" style:font-size-complex="12pt"/>
    </style:style>
    <style:style style:name="T258" style:family="text">
      <style:text-properties fo:font-size="12pt" officeooo:rsid="020b52f8" style:font-size-complex="12pt"/>
    </style:style>
    <style:style style:name="T259" style:family="text">
      <style:text-properties fo:font-size="12pt" officeooo:rsid="020f53de" style:font-size-complex="12pt"/>
    </style:style>
    <style:style style:name="T260" style:family="text">
      <style:text-properties fo:font-size="12pt" officeooo:rsid="02a359a1" style:font-size-complex="12pt"/>
    </style:style>
    <style:style style:name="T261" style:family="text">
      <style:text-properties fo:font-size="12pt" officeooo:rsid="02a5e10d" style:font-size-complex="12pt"/>
    </style:style>
    <style:style style:name="T262" style:family="text">
      <style:text-properties fo:font-size="12pt" officeooo:rsid="02a6bfce" style:font-size-complex="12pt"/>
    </style:style>
    <style:style style:name="T263" style:family="text">
      <style:text-properties fo:font-size="12pt" officeooo:rsid="02a7b100" style:font-size-complex="12pt"/>
    </style:style>
    <style:style style:name="T264" style:family="text">
      <style:text-properties fo:font-size="12pt" officeooo:rsid="02a99868" style:font-size-complex="12pt"/>
    </style:style>
    <style:style style:name="T265" style:family="text">
      <style:text-properties fo:font-size="12pt" officeooo:rsid="02aa43a0" style:font-size-complex="12pt"/>
    </style:style>
    <style:style style:name="T266" style:family="text">
      <style:text-properties fo:font-size="12pt" officeooo:rsid="02abc6e6" style:font-size-complex="12pt"/>
    </style:style>
    <style:style style:name="T267" style:family="text">
      <style:text-properties fo:font-size="12pt" officeooo:rsid="02adac6f" style:font-size-complex="12pt"/>
    </style:style>
    <style:style style:name="T268" style:family="text">
      <style:text-properties fo:font-size="12pt" officeooo:rsid="02afa1a7" style:font-size-complex="12pt"/>
    </style:style>
    <style:style style:name="T269" style:family="text">
      <style:text-properties fo:font-size="12pt" officeooo:rsid="02afa9fa" style:font-size-complex="12pt"/>
    </style:style>
    <style:style style:name="T270" style:family="text">
      <style:text-properties fo:font-size="12pt" officeooo:rsid="02afdab8" style:font-size-complex="12pt"/>
    </style:style>
    <style:style style:name="T271" style:family="text">
      <style:text-properties fo:font-size="12pt" officeooo:rsid="02b0ba74" style:font-size-complex="12pt"/>
    </style:style>
    <style:style style:name="T272" style:family="text">
      <style:text-properties fo:font-size="12pt" officeooo:rsid="02b2a123" style:font-size-complex="12pt"/>
    </style:style>
    <style:style style:name="T273" style:family="text">
      <style:text-properties fo:font-size="12pt" officeooo:rsid="02b4390f" style:font-size-complex="12pt"/>
    </style:style>
    <style:style style:name="T274" style:family="text">
      <style:text-properties fo:font-size="12pt" officeooo:rsid="02b546e0" style:font-size-complex="12pt"/>
    </style:style>
    <style:style style:name="T275" style:family="text">
      <style:text-properties fo:font-size="12pt" officeooo:rsid="02b6cf09" style:font-size-complex="12pt"/>
    </style:style>
    <style:style style:name="T276" style:family="text">
      <style:text-properties fo:font-size="12pt" officeooo:rsid="02b81aea" style:font-size-complex="12pt"/>
    </style:style>
    <style:style style:name="T277" style:family="text">
      <style:text-properties fo:font-size="12pt" officeooo:rsid="02b98a17" style:font-size-complex="12pt"/>
    </style:style>
    <style:style style:name="T278" style:family="text">
      <style:text-properties fo:font-size="12pt" officeooo:rsid="02ba0c10" style:font-size-complex="12pt"/>
    </style:style>
    <style:style style:name="T279" style:family="text">
      <style:text-properties fo:font-size="12pt" officeooo:rsid="02bbb486" style:font-size-complex="12pt"/>
    </style:style>
    <style:style style:name="T280" style:family="text">
      <style:text-properties fo:font-size="12pt" officeooo:rsid="02bd89e0" style:font-size-complex="12pt"/>
    </style:style>
    <style:style style:name="T281" style:family="text">
      <style:text-properties fo:font-size="12pt" officeooo:rsid="02bed245" style:font-size-complex="12pt"/>
    </style:style>
    <style:style style:name="T282" style:family="text">
      <style:text-properties fo:font-size="12pt" officeooo:rsid="02bf9266" style:font-size-complex="12pt"/>
    </style:style>
    <style:style style:name="T283" style:family="text">
      <style:text-properties fo:font-size="12pt" officeooo:rsid="02c02288" style:font-size-complex="12pt"/>
    </style:style>
    <style:style style:name="T284" style:family="text">
      <style:text-properties fo:font-size="12pt" officeooo:rsid="02c2077e" style:font-size-complex="12pt"/>
    </style:style>
    <style:style style:name="T285" style:family="text">
      <style:text-properties fo:font-size="12pt" officeooo:rsid="02c520be" style:font-size-complex="12pt"/>
    </style:style>
    <style:style style:name="T286" style:family="text">
      <style:text-properties fo:font-size="12pt" officeooo:rsid="02c54393" style:font-size-complex="12pt"/>
    </style:style>
    <style:style style:name="T287" style:family="text">
      <style:text-properties fo:font-size="12pt" officeooo:rsid="02c74b12" style:font-size-complex="12pt"/>
    </style:style>
    <style:style style:name="T288" style:family="text">
      <style:text-properties officeooo:rsid="0148ff9d"/>
    </style:style>
    <style:style style:name="T289" style:family="text">
      <style:text-properties officeooo:rsid="019d2bc8"/>
    </style:style>
    <style:style style:name="T290" style:family="text">
      <style:text-properties officeooo:rsid="019d84ad"/>
    </style:style>
    <style:style style:name="T291" style:family="text">
      <style:text-properties officeooo:rsid="019df128"/>
    </style:style>
    <style:style style:name="T292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93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94" style:family="text">
      <style:text-properties fo:background-color="transparent" loext:char-shading-value="0"/>
    </style:style>
    <style:style style:name="T295" style:family="text">
      <style:text-properties officeooo:rsid="017a0437" fo:background-color="transparent" loext:char-shading-value="0"/>
    </style:style>
    <style:style style:name="T296" style:family="text">
      <style:text-properties officeooo:rsid="017d745b" fo:background-color="transparent" loext:char-shading-value="0"/>
    </style:style>
    <style:style style:name="T297" style:family="text">
      <style:text-properties officeooo:rsid="022c0c5e" fo:background-color="transparent" loext:char-shading-value="0"/>
    </style:style>
    <style:style style:name="T298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9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300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30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302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303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304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305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306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307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308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9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10" style:family="text">
      <style:text-properties officeooo:rsid="01f15f2e"/>
    </style:style>
    <style:style style:name="T311" style:family="text">
      <style:text-properties officeooo:rsid="02172e32"/>
    </style:style>
    <style:style style:name="T312" style:family="text">
      <style:text-properties officeooo:rsid="021f2a99"/>
    </style:style>
    <style:style style:name="T313" style:family="text">
      <style:text-properties officeooo:rsid="02226c11"/>
    </style:style>
    <style:style style:name="T314" style:family="text">
      <style:text-properties officeooo:rsid="02236487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officeooo:rsid="02275c1b" style:font-style-asian="italic" style:font-style-complex="italic"/>
    </style:style>
    <style:style style:name="T3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8" style:family="text">
      <style:text-properties officeooo:rsid="022a9f8f"/>
    </style:style>
    <style:style style:name="T319" style:family="text">
      <style:text-properties officeooo:rsid="022af5d7"/>
    </style:style>
    <style:style style:name="T320" style:family="text">
      <style:text-properties officeooo:rsid="022b750d"/>
    </style:style>
    <style:style style:name="T321" style:family="text">
      <style:text-properties officeooo:rsid="022c0c5e"/>
    </style:style>
    <style:style style:name="T322" style:family="text">
      <style:text-properties officeooo:rsid="022d0785"/>
    </style:style>
    <style:style style:name="T323" style:family="text">
      <style:text-properties officeooo:rsid="022d2026"/>
    </style:style>
    <style:style style:name="T324" style:family="text">
      <style:text-properties officeooo:rsid="02326e51"/>
    </style:style>
    <style:style style:name="T325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26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27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28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9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30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31" style:family="text">
      <style:text-properties officeooo:rsid="0247f56c"/>
    </style:style>
    <style:style style:name="T332" style:family="text">
      <style:text-properties officeooo:rsid="0252841a"/>
    </style:style>
    <style:style style:name="T333" style:family="text">
      <style:text-properties officeooo:rsid="0258ffb1"/>
    </style:style>
    <style:style style:name="T334" style:family="text">
      <style:text-properties officeooo:rsid="002eac18"/>
    </style:style>
    <style:style style:name="T335" style:family="text">
      <style:text-properties officeooo:rsid="001b765e"/>
    </style:style>
    <style:style style:name="T336" style:family="text">
      <style:text-properties officeooo:rsid="0032a574"/>
    </style:style>
    <style:style style:name="T337" style:family="text">
      <style:text-properties fo:font-style="normal" style:font-style-asian="normal" style:font-style-complex="normal"/>
    </style:style>
    <style:style style:name="T338" style:family="text">
      <style:text-properties fo:font-style="normal" officeooo:rsid="0032a574" style:font-style-asian="normal" style:font-style-complex="normal"/>
    </style:style>
    <style:style style:name="T339" style:family="text">
      <style:text-properties officeooo:rsid="01273d1c"/>
    </style:style>
    <style:style style:name="T340" style:family="text">
      <style:text-properties officeooo:rsid="026a27e7"/>
    </style:style>
    <style:style style:name="T341" style:family="text">
      <style:text-properties officeooo:rsid="026b7e84"/>
    </style:style>
    <style:style style:name="T342" style:family="text">
      <style:text-properties officeooo:rsid="02737ffa"/>
    </style:style>
    <style:style style:name="T343" style:family="text">
      <style:text-properties officeooo:rsid="02774fb2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style:text-underline-style="none"/>
    </style:style>
    <style:style style:name="T346" style:family="text">
      <style:text-properties officeooo:rsid="02b7c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><text:span text:style-name="T5">The </text:span><text:span text:style-name="T4">SMBX</text:span><text:span text:style-name="T30">64</text:span><text:span text:style-name="T4"> *.LVL</text:span><text:span text:style-name="T1"> </text:span><text:span text:style-name="T5">file</text:span><text:span text:style-name="T2"> description</text:span></text:p>
      <text:p text:style-name="P160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61"><text:span text:style-name="T176">This is a level </text:span><text:span text:style-name="T178">map</text:span><text:span text:style-name="T176"> </text:span><text:span text:style-name="T179">TEXT file</text:span><text:span text:style-name="T177">. All parameters are written line by line without </text:span><text:span text:style-name="T180">any</text:span><text:span text:style-name="T177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334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335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4"><text:span text:style-name="Descr_5f_ttl2"><text:span text:style-name="T311">Default s</text:span></text:span><text:span text:style-name="Descr_5f_ttl2">ection </text:span><text:span text:style-name="Descr_5f_ttl2"><text:span text:style-name="T28">positions</text:span></text:span></text:p>
      <text:p text:style-name="P144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21"><text:span text:style-name="T54">-200000<text:tab/></text:span><text:span text:style-name="T56">01</text:span><text:span text:style-name="T54"> (-190000 : -219999)</text:span></text:p>
      <text:p text:style-name="P121"><text:span text:style-name="T54">-180000<text:tab/></text:span><text:span text:style-name="T56">02</text:span><text:span text:style-name="T54"> (-170000 : -189999)</text:span></text:p>
      <text:p text:style-name="P121"><text:span text:style-name="T54">-160000<text:tab/></text:span><text:span text:style-name="T56">03</text:span><text:span text:style-name="T54"> (-150000 : -189999)</text:span></text:p>
      <text:p text:style-name="P121"><text:span text:style-name="T54">-140000<text:tab/></text:span><text:span text:style-name="T56">04</text:span><text:span text:style-name="T54"> (-130000 : -149999)</text:span></text:p>
      <text:p text:style-name="P121"><text:span text:style-name="T54">-120000<text:tab/></text:span><text:span text:style-name="T56">05</text:span><text:span text:style-name="T54"> (-110000 : -129999)</text:span></text:p>
      <text:p text:style-name="P121"><text:span text:style-name="T54">-100000<text:tab/></text:span><text:span text:style-name="T56">06</text:span><text:span text:style-name="T54"> (-90000 : -109999)</text:span></text:p>
      <text:p text:style-name="P121"><text:span text:style-name="T54">-80000<text:tab/></text:span><text:span text:style-name="T56">07</text:span><text:span text:style-name="T54"> (-70000 : -89999)</text:span></text:p>
      <text:p text:style-name="P121"><text:span text:style-name="T54">-60000<text:tab/></text:span><text:span text:style-name="T56">08</text:span><text:span text:style-name="T54"> (-50000 : -69999)</text:span></text:p>
      <text:p text:style-name="P121"><text:span text:style-name="T54">-40000<text:tab/></text:span><text:span text:style-name="T56">09</text:span><text:span text:style-name="T54"> (-30000 : -49999)</text:span></text:p>
      <text:p text:style-name="P121"><text:span text:style-name="T54">-20000<text:tab/></text:span><text:span text:style-name="T56">10</text:span><text:span text:style-name="T54"> (-10000 : -29999)</text:span></text:p>
      <text:p text:style-name="P121"><text:span text:style-name="T54">0000<text:tab/></text:span><text:span text:style-name="T56">11</text:span><text:span text:style-name="T54"> (9999 : -9999)</text:span></text:p>
      <text:p text:style-name="P121"><text:span text:style-name="T54">20000<text:tab/></text:span><text:span text:style-name="T56">12</text:span><text:span text:style-name="T54"> (10000 : 29999)</text:span></text:p>
      <text:p text:style-name="P121"><text:span text:style-name="T54">40000<text:tab/></text:span><text:span text:style-name="T56">13</text:span><text:span text:style-name="T54"> (30000 : 49999)</text:span></text:p>
      <text:p text:style-name="P121"><text:span text:style-name="T54">-60000<text:tab/></text:span><text:span text:style-name="T56">14</text:span><text:span text:style-name="T54"> (50000 : 69999)</text:span></text:p>
      <text:p text:style-name="P121"><text:span text:style-name="T54">80000<text:tab/></text:span><text:span text:style-name="T56">15</text:span><text:span text:style-name="T54"> (70000 : 89999)</text:span></text:p>
      <text:p text:style-name="P121"><text:span text:style-name="T54">100000<text:tab/></text:span><text:span text:style-name="T56">16</text:span><text:span text:style-name="T54"> (90000 : 109999)</text:span></text:p>
      <text:p text:style-name="P121"><text:span text:style-name="T54">120000<text:tab/></text:span><text:span text:style-name="T56">17</text:span><text:span text:style-name="T54"> (100000 : 129999)</text:span></text:p>
      <text:p text:style-name="P121"><text:span text:style-name="T54">140000<text:tab/></text:span><text:span text:style-name="T56">18</text:span><text:span text:style-name="T54"> (130000 : 149999)</text:span></text:p>
      <text:p text:style-name="P121"><text:span text:style-name="T54">160000<text:tab/></text:span><text:span text:style-name="T56">19</text:span><text:span text:style-name="T54"> (150000 : 169999)</text:span></text:p>
      <text:p text:style-name="P121"><text:span text:style-name="T54">180000<text:tab/></text:span><text:span text:style-name="T56">20</text:span><text:span text:style-name="T54"> (170000 : 189999)</text:span></text:p>
      <text:p text:style-name="P121"><text:span text:style-name="T54">200000<text:tab/></text:span><text:span text:style-name="T56">21</text:span><text:span text:style-name="T54"> (190000 : 209999)</text:span></text:p>
      <text:p text:style-name="P55"/>
      <text:list xml:id="list5316003999839178200" text:style-name="L1">
        <text:list-item>
          <text:p text:style-name="P181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7153012231824556786" text:style-name="L2">
        <text:list-item>
          <text:p text:style-name="P182"><text:span text:style-name="T11">Y is always equal to X </text:span><text:span text:style-name="T14">as Section center coordinates</text:span></text:p>
        </text:list-item>
        <text:list-item>
          <text:p text:style-name="P183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5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72"><text:span text:style-name="T337">The section size and position </text:span><text:span text:style-name="T338">are defined by the position of each side of the section.<text:line-break/>height and width are calculated with a formula:</text:span><text:span text:style-name="T336"><text:line-break/>W = |L-R| <text:s text:c="7"/>H = |T-B|</text:span></text:p>
      <text:p text:style-name="P171"><draw:frame draw:style-name="fr1" draw:name="Изображение2" text:anchor-type="paragraph" svg:x="0.272cm" svg:y="0.037cm" svg:width="8.454cm" svg:height="7.13cm" draw:z-index="1"><draw:image xlink:href="Pictures/2000000900002536000021CD73D9BFEA.svm" xlink:type="simple" xlink:show="embed" xlink:actuate="onLoad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37"><text:span text:style-name="T334">The c</text:span><text:span text:style-name="T50">oordinates of </text:span><text:span text:style-name="T334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339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2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3"><draw:image xlink:href="Pictures/20000009000016D8000014FC41F609CD.svm" xlink:type="simple" xlink:show="embed" xlink:actuate="onLoad"/></draw:frame><text:line-break/></text:p>
      <text:p text:style-name="P154"><text:span text:style-name="Descr_5f_ttl2"><text:span text:style-name="T288">File Format Specification</text:span></text:span></text:p>
      <text:p text:style-name="P81">Structure</text:p>
      <text:list xml:id="list8187539869694883667" text:style-name="L3">
        <text:list-item>
          <text:p text:style-name="P196">[header]</text:p>
        </text:list-item>
        <text:list-item>
          <text:p text:style-name="P196">[section<text:span text:style-name="T290">s </text:span>settings]</text:p>
        </text:list-item>
        <text:list-item>
          <text:p text:style-name="P196">[player's start points]</text:p>
        </text:list-item>
        <text:list-item>
          <text:p text:style-name="P197">[blocks on level]</text:p>
        </text:list-item>
        <text:list-item>
          <text:p text:style-name="P197">“<text:span text:style-name="T291">next”</text:span></text:p>
        </text:list-item>
        <text:list-item>
          <text:p text:style-name="P199">[background tiles]</text:p>
        </text:list-item>
        <text:list-item>
          <text:p text:style-name="P198">“<text:span text:style-name="T291">next”</text:span></text:p>
        </text:list-item>
        <text:list-item>
          <text:p text:style-name="P200">[NPS's options]</text:p>
        </text:list-item>
        <text:list-item>
          <text:p text:style-name="P198">“<text:span text:style-name="T291">next”</text:span></text:p>
        </text:list-item>
        <text:list-item>
          <text:p text:style-name="P200">[Warps/Doors options]</text:p>
        </text:list-item>
        <text:list-item>
          <text:p text:style-name="P198">“<text:span text:style-name="T291">next”</text:span></text:p>
        </text:list-item>
        <text:list-item>
          <text:p text:style-name="P200">[Water/<text:span text:style-name="T289">Q</text:span><text:span text:style-name="T38">uicksand</text:span>]</text:p>
        </text:list-item>
        <text:list-item>
          <text:p text:style-name="P198">“<text:span text:style-name="T291">next”</text:span></text:p>
        </text:list-item>
        <text:list-item>
          <text:p text:style-name="P200">[Layers]</text:p>
        </text:list-item>
        <text:list-item>
          <text:p text:style-name="P198">“<text:span text:style-name="T291">next”</text:span></text:p>
        </text:list-item>
        <text:list-item>
          <text:p text:style-name="P200">[Events]</text:p>
        </text:list-item>
      </text:list>
      <text:p text:style-name="P176"/>
      <text:p text:style-name="P176"/>
      <text:p text:style-name="P33"/>
      <text:p text:style-name="P36">The reference designations:</text:p>
      <text:list xml:id="list2662698674739989086" text:style-name="L4">
        <text:list-item>
          <text:p text:style-name="P184"><text:span text:style-name="T333">standard</text:span> parameter</text:p>
        </text:list-item>
        <text:list-item>
          <text:p text:style-name="P188">Comment title</text:p>
        </text:list-item>
        <text:list-item>
          <text:p text:style-name="P189"><text:span text:style-name="Descr"><text:span text:style-name="T77">Comment description</text:span></text:span></text:p>
        </text:list-item>
        <text:list-item>
          <text:p text:style-name="P189"><text:span text:style-name="Descr"><text:span text:style-name="T52">loop</text:span></text:span></text:p>
        </text:list-item>
        <text:list-item>
          <text:p text:style-name="P189"><text:span text:style-name="Descr"><text:span text:style-name="T53">variable</text:span></text:span></text:p>
        </text:list-item>
        <text:list-item>
          <text:p text:style-name="P190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185">The option isn't known yet</text:p>
        </text:list-item>
        <text:list-item>
          <text:p text:style-name="P186">File format version limit</text:p>
        </text:list-item>
        <text:list-item>
          <text:p text:style-name="P187"><text:span text:style-name="Descr_5f_dtype">Data type</text:span></text:p>
        </text:list-item>
      </text:list>
      <text:p text:style-name="P102"><text:span text:style-name="Descr_5f_special"><text:span text:style-name="T77"/></text:span></text:p>
      <text:p text:style-name="P103"><text:span text:style-name="Descr_5f_special"><text:span text:style-name="T301">File format version:</text:span></text:span></text:p>
      <text:p text:style-name="P104"><text:span text:style-name="Descr_5f_special"><text:span text:style-name="T135">The version number of the file format defines data present or absent in the file.</text:span></text:span></text:p>
      <text:p text:style-name="P102"><text:span text:style-name="Descr_5f_special"><text:span text:style-name="T77"/></text:span></text:p>
      <text:p text:style-name="P162"/>
      <text:p text:style-name="P156">--<text:span text:style-name="T70">File begin</text:span>--</text:p>
      <text:p text:style-name="P122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2">Parameter</text:p>
          </table:table-cell>
          <table:table-cell table:style-name="Таблица1.B1" office:value-type="string">
            <text:p text:style-name="P82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8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7">0</text:p>
          </table:table-cell>
          <table:table-cell table:style-name="Таблица1.B4" office:value-type="string">
            <text:p text:style-name="P166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73"> of stars on this level<text:tab/></text:span></text:span><text:span text:style-name="Descr"><text:span text:style-name="T302">(&gt;</text:span></text:span><text:span text:style-name="Descr"><text:span text:style-name="T303">= </text:span></text:span><text:span text:style-name="Descr"><text:span text:style-name="T304">1</text:span></text:span><text:span text:style-name="Descr"><text:span text:style-name="T305">7</text:span></text:span><text:span text:style-name="Descr"><text:span text:style-name="T302">)</text:span></text:span></text:p>
          </table:table-cell>
        </table:table-row>
        <table:table-row>
          <table:table-cell table:style-name="Таблица1.A4" office:value-type="string">
            <text:p text:style-name="P165"><text:span text:style-name="T165">"</text:span><text:span text:style-name="T166">Level name</text:span><text:span text:style-name="T165">"</text:span></text:p>
          </table:table-cell>
          <table:table-cell table:style-name="Таблица1.B4" office:value-type="string">
            <text:p text:style-name="P166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46">(&gt;=6</text:span></text:span><text:span text:style-name="Descr_5f_FileFormatLimit"><text:span text:style-name="T260">0</text:span></text:span><text:span text:style-name="Descr_5f_FileFormatLimit"><text:span text:style-name="T246">)</text:span></text:span></text:p>
          </table:table-cell>
        </table:table-row>
      </table:table>
      <text:p text:style-name="P123"><text:span text:style-name="Descr"><text:span text:style-name="T77"/></text:span></text:p>
      <text:p text:style-name="P135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4"><text:span text:style-name="Descr_5f_loop"><text:span text:style-name="T77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5"><text:span text:style-name="Descr_5f_dtype"><text:span text:style-name="T73">(long)</text:span></text:span><text:span text:style-name="Descr"><text:span text:style-name="T209"> </text:span></text:span><text:span text:style-name="Descr"><text:span text:style-name="T195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9"><text:span text:style-name="Descr_5f_dtype"><text:span text:style-name="T73">(long)</text:span></text:span><text:span text:style-name="Descr"><text:span text:style-name="T242"> </text:span></text:span><text:span text:style-name="Descr"><text:span text:style-name="T195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9">16291944</text:p>
          </table:table-cell>
          <table:table-cell table:style-name="Таблица2.B7" office:value-type="string">
            <text:p text:style-name="P168"><text:span text:style-name="Descr_5f_dtype">(long)</text:span><text:span text:style-name="Descr"><text:span text:style-name="T192"> </text:span></text:span><text:span text:style-name="Descr"><text:span text:style-name="T190">Background color </text:span></text:span><text:span text:style-name="Descr_5f_special"><text:span text:style-name="T225">(In old versions editors)</text:span></text:span><text:span text:style-name="Descr"><text:span text:style-name="T190"><text:line-break/></text:span></text:span><text:span text:style-name="Descr"><text:span text:style-name="T191">[</text:span></text:span><text:span text:style-name="Descr"><text:span text:style-name="T190">0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9">black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6291944</text:span></text:span><text:span text:style-name="Descr"><text:span text:style-name="T191">]</text:span></text:span><text:span text:style-name="Descr"><text:span text:style-name="T190"> = </text:span></text:span><text:span text:style-name="Descr"><text:span text:style-name="T298">blue</text:span></text:span><text:span text:style-name="Descr"><text:span text:style-name="T190">, </text:span></text:span><text:span text:style-name="Descr"><text:span text:style-name="T191">[</text:span></text:span><text:span text:style-name="Descr"><text:span text:style-name="T190">10520656</text:span></text:span><text:span text:style-name="Descr"><text:span text:style-name="T191">]</text:span></text:span><text:span text:style-name="Descr"><text:span text:style-name="T190"> = </text:span></text:span><text:span text:style-name="Descr"><text:span text:style-name="T300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7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6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49"><text:span text:style-name="Descr_5f_dtype">(bool)</text:span><text:span text:style-name="Descr"><text:span text:style-name="T141"> </text:span></text:span><text:span text:style-name="Descr"><text:span text:style-name="T77">No turn back<text:tab/></text:span></text:span><text:span text:style-name="Descr"><text:span text:style-name="T306">(&gt;=</text:span></text:span><text:span text:style-name="Descr"><text:span text:style-name="T308">1</text:span></text:span><text:span text:style-name="Descr"><text:span text:style-name="T306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8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306">(&gt;=</text:span></text:span><text:span text:style-name="Descr"><text:span text:style-name="T307">3</text:span></text:span><text:span text:style-name="Descr"><text:span text:style-name="T309">0</text:span></text:span><text:span text:style-name="Descr"><text:span text:style-name="T306">)</text:span></text:span></text:p>
          </table:table-cell>
        </table:table-row>
        <table:table-row>
          <table:table-cell table:style-name="Таблица2.A2" office:value-type="string">
            <text:p text:style-name="P128"><text:span text:style-name="T165">"</text:span><text:span text:style-name="T167">somefile.mp3</text:span><text:span text:style-name="T165">"</text:span></text:p>
          </table:table-cell>
          <table:table-cell table:style-name="Таблица2.B2" office:value-type="string">
            <text:p text:style-name="P128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3"><text:span text:style-name="T293">(</text:span><text:span text:style-name="T292">End loop)</text:span></text:p>
          </table:table-cell>
          <table:covered-table-cell/>
        </table:table-row>
      </table:table>
      <text:p text:style-name="P159"><text:span text:style-name="Descr_5f_tip_5f_notes"><text:span text:style-name="T317">Note:</text:span></text:span><text:span text:style-name="Descr_5f_tip_5f_notes"><text:span text:style-name="T345"> Format 0 is an </text:span></text:span><text:span text:style-name="Descr_5f_tip_5f_notes"><text:span text:style-name="T344">intro.dat</text:span></text:span><text:span text:style-name="Descr_5f_tip_5f_notes"><text:span text:style-name="T345"> file of SMBX 1.0</text:span></text:span></text:p>
      <text:p text:style-name="P134"/>
      <text:p text:style-name="P133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6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6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7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6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6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6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72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7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6"><text:span text:style-name="Descr"><text:span text:style-name="T77"/></text:span></text:p>
      <text:p text:style-name="P136"><text:span text:style-name="Descr"><text:span text:style-name="T77"/></text:span></text:p>
      <text:p text:style-name="P75"/>
      <text:p text:style-name="P152"><text:span text:style-name="Descr_5f_ttl"><text:span text:style-name="T77">Blocks</text:span></text:span></text:p>
      <text:p text:style-name="P75"><text:span text:style-name="Descr_5f_ttl"><text:span text:style-name="T77"/></text:span></text:p>
      <text:p text:style-name="P86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</text:span></text:span><text:span text:style-name="Descr"><text:span text:style-name="T163">1</text:span></text:span><text:span text:style-name="Descr"><text:span text:style-name="T138">-99 coins, </text:span></text:span><text:span text:style-name="Descr"><text:span text:style-name="T164">or </text:span></text:span><text:span text:style-name="Descr"><text:span text:style-name="T138">1000+npc_id – NPC.<text:line-break/></text:span></text:span><text:span text:style-name="Descr"><text:span text:style-name="T210">Note:</text:span></text:span><text:span text:style-name="Descr"><text:span text:style-name="T155"> SMBX1 and SMBX2 </text:span></text:span><text:span text:style-name="Descr"><text:span text:style-name="T158">f</text:span></text:span><text:span text:style-name="Descr"><text:span text:style-name="T159">orm</text:span></text:span><text:span text:style-name="Descr"><text:span text:style-name="T158">ats </text:span></text:span><text:span text:style-name="Descr"><text:span text:style-name="T160">(&lt;18)</text:span></text:span><text:span text:style-name="Descr"><text:span text:style-name="T158"> </text:span></text:span><text:span text:style-name="Descr"><text:span text:style-name="T156">have </text:span></text:span><text:span text:style-name="Descr"><text:span text:style-name="T157">a </text:span></text:span><text:span text:style-name="Descr"><text:span text:style-name="T156">special values<text:line-break/>of <text:s/></text:span></text:span><text:span text:style-name="Descr"><text:span text:style-name="T155">NPC-</text:span></text:span><text:span text:style-name="Descr"><text:span text:style-name="T156">ID</text:span></text:span><text:span text:style-name="Descr"><text:span text:style-name="T155">: 100 =&gt; 9, 101 =&gt; 1, 102 =&gt; 14, 103 =&gt; 34, 104 =&gt; 35</text:span></text:span></text:p>
            <text:p text:style-name="P74"><text:span text:style-name="Descr"><text:span text:style-name="T161">Coin number same which in </text:span></text:span><text:span text:style-name="Descr"><text:span text:style-name="T162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46">(&gt;=6</text:span></text:span><text:span text:style-name="Descr_5f_FileFormatLimit"><text:span text:style-name="T261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46">(&gt;=</text:span></text:span><text:span text:style-name="Descr_5f_FileFormatLimit"><text:span text:style-name="T252">1</text:span></text:span><text:span text:style-name="Descr_5f_FileFormatLimit"><text:span text:style-name="T262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46">(&gt;=</text:span></text:span><text:span text:style-name="Descr_5f_FileFormatLimit"><text:span text:style-name="T252">1</text:span></text:span><text:span text:style-name="Descr_5f_FileFormatLimit"><text:span text:style-name="T262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46">(&gt;=</text:span></text:span><text:span text:style-name="Descr_5f_FileFormatLimit"><text:span text:style-name="T252">1</text:span></text:span><text:span text:style-name="Descr_5f_FileFormatLimit"><text:span text:style-name="T262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3"><text:span text:style-name="Descr_5f_ttl"><text:span text:style-name="T328">Note</text:span></text:span><text:span text:style-name="Descr_5f_ttl"><text:span text:style-name="T329">: </text:span></text:span><text:span text:style-name="Descr_5f_ttl"><text:span text:style-name="T330">A</text:span></text:span><text:span text:style-name="Descr_5f_ttl"><text:span text:style-name="T325">rray must be </text:span></text:span><text:span text:style-name="Descr_5f_tip_5f_notes">sorted</text:span><text:span text:style-name="Descr_5f_ttl"><text:span text:style-name="T325"> by x and by y;</text:span></text:span></text:p>
      <text:p text:style-name="P83"><text:span text:style-name="Descr_5f_ttl"><text:span text:style-name="T325"/></text:span></text:p>
      <text:p text:style-name="P85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5"><text:span text:style-name="Descr_5f_ttl"><text:span text:style-name="T77"/></text:span></text:p>
      <text:p text:style-name="P175"><text:span text:style-name="Descr_5f_ttl"><text:span text:style-name="T77"/></text:span></text:p>
      <text:p text:style-name="P158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7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13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13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13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1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84"><text:span text:style-name="Descr_5f_ttl"><text:span text:style-name="T328">Note</text:span></text:span><text:span text:style-name="Descr_5f_ttl"><text:span text:style-name="T329">: </text:span></text:span><text:span text:style-name="Descr_5f_ttl"><text:span text:style-name="T325">Array must be sorted by x and by y </text:span></text:span><text:span text:style-name="Descr_5f_ttl"><text:span text:style-name="T326">and grouped by special priory </text:span></text:span><text:span text:style-name="Descr_5f_ttl"><text:span text:style-name="T327">by ID</text:span></text:span><text:span text:style-name="Descr_5f_ttl"><text:span text:style-name="T325">;</text:span></text:span></text:p>
      <text:p text:style-name="P84"><text:span text:style-name="Descr_5f_ttl"><text:span text:style-name="T325"/></text:span></text:p>
      <text:p text:style-name="P88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6"><text:span text:style-name="Descr_5f_ttl"><text:span text:style-name="T93"/></text:span></text:p>
      <text:p text:style-name="P120"/>
      <text:p text:style-name="P153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9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25"> </text:span></text:span><text:span text:style-name="Descr"><text:span text:style-name="T232">[</text:span></text:span><text:span text:style-name="Descr"><text:span text:style-name="T225">-1</text:span></text:span><text:span text:style-name="Descr"><text:span text:style-name="T232">]</text:span></text:span><text:span text:style-name="Descr"><text:span text:style-name="T225"> left, </text:span></text:span><text:span text:style-name="Descr"><text:span text:style-name="T232">[</text:span></text:span><text:span text:style-name="Descr"><text:span text:style-name="T225">0</text:span></text:span><text:span text:style-name="Descr"><text:span text:style-name="T232">]</text:span></text:span><text:span text:style-name="Descr"><text:span text:style-name="T225"> random/</text:span></text:span><text:span text:style-name="Descr"><text:span text:style-name="T231">none</text:span></text:span><text:span text:style-name="Descr"><text:span text:style-name="T225">, </text:span></text:span><text:span text:style-name="Descr"><text:span text:style-name="T232">[</text:span></text:span><text:span text:style-name="Descr"><text:span text:style-name="T225">1</text:span></text:span><text:span text:style-name="Descr"><text:span text:style-name="T232">]</text:span></text:span><text:span text:style-name="Descr"><text:span text:style-name="T225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68">NPC </text:span></text:span><text:span text:style-name="Descr"><text:span text:style-name="T169">number<text:tab/>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_5f_special"><text:span text:style-name="T225">71</text:span></text:span></text:p>
          </table:table-cell>
          <table:table-cell table:style-name="Таблица6.B6" office:value-type="string">
            <text:p text:style-name="P111"><text:span text:style-name="Descr_5f_dtype"><text:span text:style-name="T315">(</text:span></text:span><text:span text:style-name="Descr_5f_dtype"><text:span text:style-name="T24">int</text:span></text:span><text:span text:style-name="Descr_5f_dtype"><text:span text:style-name="T315">)</text:span></text:span><text:span text:style-name="Descr"><text:span text:style-name="T235"> Special option:<text:tab/></text:span></text:span><text:span text:style-name="Descr_5f_FileFormatLimit"><text:span text:style-name="T236">(&gt;=</text:span></text:span><text:span text:style-name="Descr_5f_FileFormatLimit"><text:span text:style-name="T237">10</text:span></text:span><text:span text:style-name="Descr_5f_FileFormatLimit"><text:span text:style-name="T236">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11"/></text:span></text:p>
          </table:table-cell>
          <table:table-cell table:style-name="Таблица6.B6" office:value-type="string">
            <text:p text:style-name="P105"><text:span text:style-name="Descr"><text:span text:style-name="T211">Included NPC: us</text:span></text:span><text:span text:style-name="Descr"><text:span text:style-name="T216">e</text:span></text:span><text:span text:style-name="Descr"><text:span text:style-name="T217">d</text:span></text:span><text:span text:style-name="Descr"><text:span text:style-name="T216"> only if the </text:span></text:span><text:span text:style-name="Descr"><text:span text:style-name="T211">N</text:span></text:span><text:span text:style-name="Descr"><text:span text:style-name="T215">PC</text:span></text:span><text:span text:style-name="Descr"><text:span text:style-name="T211"> is<text:tab/>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25"/></text:span></text:p>
          </table:table-cell>
          <table:table-cell table:style-name="Таблица6.B6" office:value-type="string">
            <text:p text:style-name="P106"><text:span text:style-name="Descr"><text:span text:style-name="T225">Buuble</text:span></text:span><text:span text:style-name="Descr"><text:span text:style-name="T221">(283)</text:span></text:span><text:span text:style-name="Descr"><text:span text:style-name="T225">/Burred</text:span></text:span><text:span text:style-name="Descr"><text:span text:style-name="T222">(91)</text:span></text:span><text:span text:style-name="Descr"><text:span text:style-name="T225">/Lakitu</text:span></text:span><text:span text:style-name="Descr"><text:span text:style-name="T223">(284)</text:span></text:span><text:span text:style-name="Descr"><text:span text:style-name="T225">/Egg</text:span></text:span><text:span text:style-name="Descr"><text:span text:style-name="T224">(9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12">CoopaTroopa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20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6"/></text:span></text:p>
          </table:table-cell>
          <table:table-cell table:style-name="Таблица6.B6" office:value-type="string">
            <text:p text:style-name="P107"><text:span text:style-name="Descr"><text:span text:style-name="T226">0 chase, 1 jump, 2 hover L/R, 3 hover U/D, </text:span></text:span><text:span text:style-name="Descr"><text:span text:style-name="T234">&gt;4 idle in air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14"><text:span text:style-name="Descr"><text:span text:style-name="T212">Che</text:span></text:span><text:span text:style-name="Descr"><text:span text:style-name="T218">e</text:span></text:span><text:span text:style-name="Descr"><text:span text:style-name="T212">p-che</text:span></text:span><text:span text:style-name="Descr"><text:span text:style-name="T218">e</text:span></text:span><text:span text:style-name="Descr"><text:span text:style-name="T212">p </text:span></text:span><text:span text:style-name="Descr"><text:span text:style-name="T214">algorithm</text:span></text:span><text:span text:style-name="Descr"><text:span text:style-name="T212">: </text:span></text:span><text:span text:style-name="Descr"><text:span text:style-name="T219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"><text:span text:style-name="T225"/></text:span></text:p>
          </table:table-cell>
          <table:table-cell table:style-name="Таблица6.B6" office:value-type="string">
            <text:p text:style-name="P107"><text:span text:style-name="Descr"><text:span text:style-name="T226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25"/></text:span></text:p>
          </table:table-cell>
          <table:table-cell table:style-name="Таблица6.B6" office:value-type="string">
            <text:p text:style-name="P108"><text:span text:style-name="Descr"><text:span text:style-name="T213">Firebar position (</text:span></text:span><text:span text:style-name="Descr"><text:span text:style-name="T184">NPC 260</text:span></text:span><text:span text:style-name="Descr"><text:span text:style-name="T213">) </text:span></text:span><text:span text:style-name="Descr"><text:span text:style-name="T185">0-32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8"><text:span text:style-name="Descr"><text:span text:style-name="T55">Warp to section:</text:span></text:span><text:span text:style-name="Descr"> -</text:span><text:span text:style-name="Descr"><text:span text:style-name="T331">1-20 (Section number -1) </text:span></text:span><text:span text:style-name="Descr"><text:span text:style-name="T62">(NPC-288, 289)</text:span></text:span></text:p>
          </table:table-cell>
        </table:table-row>
        <table:table-row>
          <table:table-cell table:style-name="Таблица6.A6" office:value-type="string">
            <text:p text:style-name="P118"><text:span text:style-name="Descr_5f_special">12</text:span></text:p>
          </table:table-cell>
          <table:table-cell table:style-name="Таблица6.B6" office:value-type="string">
            <text:p text:style-name="P118"><text:span text:style-name="Descr_5f_dtype">(int)</text:span><text:span text:style-name="Descr"> </text:span><text:span text:style-name="Descr"><text:span text:style-name="T315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8"/>
          </table:table-cell>
          <table:table-cell table:style-name="Таблица6.B6" office:value-type="string">
            <text:p text:style-name="P119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332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25"> Generator </text:span></text:span><text:span text:style-name="Descr"><text:span text:style-name="T227">enable<text:tab/></text:span></text:span><text:span text:style-name="Descr_5f_FileFormatLimit"><text:span text:style-name="T246">(&gt;=</text:span></text:span><text:span text:style-name="Descr_5f_FileFormatLimit"><text:span text:style-name="T269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5">3</text:p>
          </table:table-cell>
          <table:table-cell table:style-name="Таблица6.B6" office:value-type="string">
            <text:p text:style-name="P111"><text:span text:style-name="Descr_5f_dtype"><text:span text:style-name="T315">(</text:span></text:span><text:span text:style-name="Descr_5f_dtype"><text:span text:style-name="T25">int</text:span></text:span><text:span text:style-name="Descr_5f_dtype"><text:span text:style-name="T31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8">Generator direction</text:span></text:span><text:span text:style-name="Descr"><text:span text:style-name="T194">: </text:span></text:span><text:span text:style-name="Descr"><text:span text:style-name="T186">[</text:span></text:span><text:span text:style-name="Descr"><text:span text:style-name="T187">1</text:span></text:span><text:span text:style-name="Descr"><text:span text:style-name="T186">]</text:span></text:span><text:span text:style-name="Descr"><text:span text:style-name="T187"> </text:span></text:span><text:span text:style-name="Descr"><text:span text:style-name="T188">up, </text:span></text:span><text:span text:style-name="Descr"><text:span text:style-name="T186">[2]</text:span></text:span><text:span text:style-name="Descr"><text:span text:style-name="T188"> left,<text:line-break/></text:span></text:span><text:span text:style-name="Descr"><text:span text:style-name="T186">[</text:span></text:span><text:span text:style-name="Descr"><text:span text:style-name="T189">3</text:span></text:span><text:span text:style-name="Descr"><text:span text:style-name="T225">] down, </text:span></text:span><text:span text:style-name="Descr"><text:span text:style-name="T233">[4] </text:span></text:span><text:span text:style-name="Descr"><text:span text:style-name="T225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9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6">2</text:p>
          </table:table-cell>
          <table:table-cell table:style-name="Таблица6.B6" office:value-type="string">
            <text:p text:style-name="P112"><text:span text:style-name="Descr_5f_dtype"><text:span text:style-name="T315">(</text:span></text:span><text:span text:style-name="Descr_5f_dtype"><text:span text:style-name="T25">int</text:span></text:span><text:span text:style-name="Descr_5f_dtype"><text:span text:style-name="T31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29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9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5">155</text:span></text:span></text:p>
          </table:table-cell>
          <table:table-cell table:style-name="Таблица6.B6" office:value-type="string">
            <text:p text:style-name="P112"><text:span text:style-name="Descr_5f_dtype"><text:span text:style-name="T315">(</text:span></text:span><text:span text:style-name="Descr_5f_dtype"><text:span text:style-name="T316">unsigned </text:span></text:span><text:span text:style-name="Descr_5f_dtype"><text:span text:style-name="T25">int</text:span></text:span><text:span text:style-name="Descr_5f_dtype"><text:span text:style-name="T315">)</text:span></text:span><text:span text:style-name="Descr"><text:span text:style-name="T235"> Special:</text:span></text:span><text:span text:style-name="Descr"><text:span text:style-name="T225"> </text:span></text:span><text:span text:style-name="Descr"><text:span text:style-name="T230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9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46">(&gt;=</text:span></text:span><text:span text:style-name="Descr_5f_FileFormatLimit"><text:span text:style-name="T267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46">(&gt;=</text:span></text:span><text:span text:style-name="Descr_5f_FileFormatLimit"><text:span text:style-name="T266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46">(&gt;=</text:span></text:span><text:span text:style-name="Descr_5f_FileFormatLimit"><text:span text:style-name="T264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77"> Legacy Boss<text:tab/></text:span></text:span><text:span text:style-name="Descr_5f_FileFormatLimit"><text:span text:style-name="T246">(&gt;=</text:span></text:span><text:span text:style-name="Descr_5f_FileFormatLimit"><text:span text:style-name="T263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46">(&gt;=</text:span></text:span><text:span text:style-name="Descr_5f_FileFormatLimit"><text:span text:style-name="T268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18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9"><text:span text:style-name="Descr_5f_loop"><text:span text:style-name="T77">(Loop end)</text:span></text:span></text:p>
          </table:table-cell>
          <table:covered-table-cell/>
        </table:table-row>
      </table:table>
      <text:p text:style-name="P89"><text:span text:style-name="Descr_5f_loop"><text:span text:style-name="T77"/></text:span></text:p>
      <text:p text:style-name="P89"><text:span text:style-name="Descr_5f_ttl"><text:span text:style-name="T91"/></text:span></text:p>
      <text:p text:style-name="P151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100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9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9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9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30"><text:span text:style-name="T77">"</text:span><text:span text:style-name="T170">file.lvl</text:span><text:span text:style-name="T77">"</text:span>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9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46">(&gt;=</text:span></text:span><text:span text:style-name="Descr_5f_FileFormatLimit"><text:span text:style-name="T270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1"><text:span text:style-name="Descr_5f_dtype">(</text:span><text:span text:style-name="Descr_5f_dtype"><text:span text:style-name="T319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46">(&gt;=</text:span></text:span><text:span text:style-name="Descr_5f_FileFormatLimit"><text:span text:style-name="T270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70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46">(&gt;=</text:span></text:span><text:span text:style-name="Descr_5f_FileFormatLimit"><text:span text:style-name="T271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6">(&gt;=</text:span></text:span><text:span text:style-name="Descr_5f_FileFormatLimit"><text:span text:style-name="T271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46">(&gt;=</text:span></text:span><text:span text:style-name="Descr_5f_FileFormatLimit"><text:span text:style-name="T271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46">(&gt;=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19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46">(&gt;=</text:span></text:span><text:span text:style-name="Descr_5f_FileFormatLimit"><text:span text:style-name="T277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294"> &lt;</text:span></text:span><text:span text:style-name="Descr"><text:span text:style-name="T295">unused&gt;, always FALSE<text:tab/><text:tab/></text:span></text:span><text:span text:style-name="Descr_5f_FileFormatLimit">(&gt;=</text:span><text:span text:style-name="Descr_5f_FileFormatLimit"><text:span text:style-name="T310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46">(&gt;=</text:span></text:span><text:span text:style-name="Descr_5f_FileFormatLimit"><text:span text:style-name="T250">2</text:span></text:span><text:span text:style-name="Descr_5f_FileFormatLimit"><text:span text:style-name="T27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46">(&gt;=</text:span></text:span><text:span text:style-name="Descr_5f_FileFormatLimit"><text:span text:style-name="T250">2</text:span></text:span><text:span text:style-name="Descr_5f_FileFormatLimit"><text:span text:style-name="T274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2"><text:span text:style-name="Descr_5f_dtype">(</text:span><text:span text:style-name="Descr_5f_dtype"><text:span text:style-name="T320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46">(&gt;=</text:span></text:span><text:span text:style-name="Descr_5f_FileFormatLimit"><text:span text:style-name="T250">2</text:span></text:span><text:span text:style-name="Descr_5f_FileFormatLimit"><text:span text:style-name="T274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91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7"><text:span text:style-name="T175">"next" <text:s text:c="2"/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</text:span></text:span></text:p>
      <text:p text:style-name="P5"/>
      <text:p text:style-name="P97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46">(&gt;=</text:span></text:span><text:span text:style-name="Descr_5f_FileFormatLimit"><text:span text:style-name="T276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0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1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46">unsigned </text:span></text:span><text:span text:style-name="Descr_5f_dtype"><text:span text:style-name="T314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6"><text:span text:style-name="Descr_5f_dtype">(</text:span><text:span text:style-name="Descr_5f_dtype"><text:span text:style-name="T321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97"> </text:span></text:span><text:span text:style-name="Descr"><text:span text:style-name="T296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21"> </text:span></text:span><text:span text:style-name="Descr">Is Quicksand, else Water<text:tab/></text:span><text:span text:style-name="Descr_5f_FileFormatLimit">(&gt;=6</text:span><text:span text:style-name="Descr_5f_FileFormatLimit"><text:span text:style-name="T346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21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4"><text:span text:style-name="Descr_5f_loop"><text:span text:style-name="T77">(Loop end)</text:span></text:span></text:p>
          </table:table-cell>
          <table:covered-table-cell/>
        </table:table-row>
      </table:table>
      <text:p text:style-name="P173"><text:span text:style-name="Descr_5f_ttl"><text:span text:style-name="T91"/></text:span></text:p>
      <text:p text:style-name="P173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310">10</text:span></text:span><text:span text:style-name="Descr_5f_FileFormatLimit">)</text:span></text:p>
      <text:p text:style-name="P6"/>
      <text:p text:style-name="P98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46">(&gt;=</text:span></text:span><text:span text:style-name="Descr_5f_FileFormatLimit"><text:span text:style-name="T252">10</text:span></text:span><text:span text:style-name="Descr_5f_FileFormatLimit"><text:span text:style-name="T246">), </text:span></text:span><text:span text:style-name="Descr_5f_FileFormatLimit"><text:span text:style-name="T253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2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71">layers </text:span></text:span><text:span text:style-name="Descr_5f_loop"><text:span text:style-name="T18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7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91"><text:span text:style-name="Descr_5f_dtype">(</text:span><text:span text:style-name="Descr_5f_dtype"><text:span text:style-name="T322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92"><text:span text:style-name="Descr_5f_loop"><text:span text:style-name="T77"/></text:span></text:p>
      <text:p text:style-name="P93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310">10</text:span></text:span><text:span text:style-name="Descr_5f_FileFormatLimit">)</text:span></text:p>
      <text:p text:style-name="P99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46">(&gt;=</text:span></text:span><text:span text:style-name="Descr_5f_FileFormatLimit"><text:span text:style-name="T252">1</text:span></text:span><text:span text:style-name="Descr_5f_FileFormatLimit"><text:span text:style-name="T287">0</text:span></text:span><text:span text:style-name="Descr_5f_FileFormatLimit"><text:span text:style-name="T246">), </text:span></text:span><text:span text:style-name="Descr_5f_FileFormatLimit"><text:span text:style-name="T254">else skip </text:span></text:span><text:span text:style-name="Descr_5f_FileFormatLimit"><text:span text:style-name="T193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4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94"><text:span text:style-name="Descr_5f_dtype">(string)</text:span><text:span text:style-name="Descr"><text:span text:style-name="T144"> </text:span></text:span><text:span text:style-name="Descr"><text:span text:style-name="T77">Show message after start event<text:tab/></text:span></text:span><text:span text:style-name="Descr_5f_FileFormatLimit"><text:span text:style-name="T246">(&gt;=</text:span></text:span><text:span text:style-name="Descr_5f_FileFormatLimit"><text:span text:style-name="T282">1</text:span></text:span><text:span text:style-name="Descr_5f_FileFormatLimit"><text:span text:style-name="T285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93"><text:span text:style-name="Descr_5f_dtype">(</text:span><text:span text:style-name="Descr_5f_dtype"><text:span text:style-name="T323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82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92"><text:span text:style-name="Descr_5f_dtype">(</text:span><text:span text:style-name="Descr_5f_dtype"><text:span text:style-name="T323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text:span text:style-name="Descr_5f_FileFormatLimit"><text:span text:style-name="T246">(&gt;=</text:span></text:span><text:span text:style-name="Descr_5f_FileFormatLimit"><text:span text:style-name="T251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172775454737758423" text:style-name="L5">
              <text:list-item>
                <text:p text:style-name="P202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1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1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95"><text:span text:style-name="Descr_5f_dtype">(string)</text:span><text:span text:style-name="Descr"><text:span text:style-name="T144"> </text:span></text:span><text:span text:style-name="Descr"><text:span text:style-name="T77">Toggle layer<text:tab/> <text:tab/></text:span></text:span><text:span text:style-name="Descr_5f_loop"><text:span text:style-name="T77"> <text:tab/> </text:span></text:span><text:span text:style-name="Descr_5f_FileFormatLimit"><text:span text:style-name="T246">(&gt;=</text:span></text:span><text:span text:style-name="Descr_5f_FileFormatLimit"><text:span text:style-name="T281">1</text:span></text:span><text:span text:style-name="Descr_5f_FileFormatLimit"><text:span text:style-name="T28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282119118957792987" text:style-name="L6">
              <text:list-item>
                <text:p text:style-name="P203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7"><text:span text:style-name="Descr"><text:span text:style-name="T196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2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2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7">""</text:p>
          </table:table-cell>
          <table:table-cell table:style-name="Таблица10.B2" office:value-type="string">
            <text:p text:style-name="P205"><text:span text:style-name="Descr_5f_dtype">(string)</text:span><text:span text:style-name="Descr"><text:span text:style-name="T144"> </text:span></text:span><text:span text:style-name="Descr"><text:span text:style-name="T77">Empty string (must by for SMBX) <text:s/></text:span></text:span><text:span text:style-name="Descr_5f_loop"><text:span text:style-name="T77"><text:s text:c="2"/></text:span></text:span><text:span text:style-name="Descr_5f_FileFormatLimit"><text:span text:style-name="T246">(&gt;=</text:span></text:span><text:span text:style-name="Descr_5f_FileFormatLimit"><text:span text:style-name="T281">1</text:span></text:span><text:span text:style-name="Descr_5f_FileFormatLimit"><text:span text:style-name="T28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280331720852942218" text:style-name="L7">
              <text:list-item>
                <text:p text:style-name="P201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 <text:s text:c="2"/></text:span></text:span></text:span><text:span text:style-name="Descr_5f_FileFormatLimit"><text:span text:style-name="T246">(&gt;=</text:span></text:span><text:span text:style-name="Descr_5f_FileFormatLimit"><text:span text:style-name="T281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3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3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3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9"><text:span text:style-name="Descr"><text:span text:style-name="T116"/></text:span></text:p>
          </table:table-cell>
          <table:table-cell table:style-name="Таблица10.A6" office:value-type="string">
            <text:p text:style-name="P139"><text:span text:style-name="Descr"><text:span text:style-name="T119">or </text:span></text:span><text:span text:style-name="Descr"><text:span text:style-name="T207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3"><text:span text:style-name="Descr_5f_dtype"><text:span text:style-name="T73">(long)</text:span></text:span><text:span text:style-name="Descr"><text:span text:style-name="T243"> </text:span></text:span><text:span text:style-name="Descr"><text:span text:style-name="T195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3"><text:span text:style-name="Descr_5f_dtype"><text:span text:style-name="T73">(long)</text:span></text:span><text:span text:style-name="Descr"><text:span text:style-name="T243"> </text:span></text:span><text:span text:style-name="Descr"><text:span text:style-name="T208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3"><text:span text:style-name="Descr_5f_dtype"><text:span text:style-name="T73">(long)</text:span></text:span><text:span text:style-name="Descr"><text:span text:style-name="T243"> </text:span></text:span><text:span text:style-name="Descr"><text:span text:style-name="T183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2930501374617230694" text:style-name="L8">
              <text:list-item>
                <text:p text:style-name="P204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50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5">2</text:span></text:span><text:span text:style-name="Descr_5f_FileFormatLimit"><text:span text:style-name="T28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50"><text:span text:style-name="Descr_5f_dtype">(</text:span><text:span text:style-name="Descr_5f_dtype"><text:span text:style-name="T324">unsigned int</text:span></text:span><text:span text:style-name="Descr_5f_dtype">)</text:span><text:span text:style-name="Descr"><text:span text:style-name="T144"> </text:span></text:span><text:span text:style-name="Descr"><text:span text:style-name="T77">trigger </text:span></text:span><text:span text:style-name="Descr"><text:span text:style-name="T154">delay in d</text:span></text:span><text:span text:style-name="Descr"><text:span text:style-name="T182">eciseconds</text:span></text:span><text:span text:style-name="Descr"><text:span text:style-name="T111">. </text:span></text:span><text:span text:style-name="Descr"><text:span text:style-name="T154">I</text:span></text:span><text:span text:style-name="Descr"><text:span text:style-name="T145">. e. </text:span></text:span><text:span text:style-name="Descr"><text:span text:style-name="T111">153,2 sec</text:span></text:span><text:span text:style-name="Descr_5f_FileFormatLimit"><text:span text:style-name="T246">(&gt;=</text:span></text:span><text:span text:style-name="Descr_5f_FileFormatLimit"><text:span text:style-name="T255">2</text:span></text:span><text:span text:style-name="Descr_5f_FileFormatLimit"><text:span text:style-name="T28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5">2</text:span></text:span><text:span text:style-name="Descr_5f_FileFormatLimit"><text:span text:style-name="T279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3">ALT-JUMP</text:span></text:span><text:span text:style-name="Descr"><text:span text:style-name="T77"> player control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2">ALT-RUN</text:span></text:span><text:span text:style-name="Descr"><text:span text:style-name="T77"> player control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8">DOWN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4">DRO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1">JUM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7">LEF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9">RIGH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0">RUN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205">S</text:span></text:span><text:span text:style-name="Descr"><text:span text:style-name="T206">TART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5">UP</text:span></text:span><text:span text:style-name="Descr"><text:span text:style-name="T77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5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38"><text:span text:style-name="T77">"</text:span><text:span text:style-name="T174">MoveMe</text:span><text:span text:style-name="T77">"</text:span></text:p>
          </table:table-cell>
          <table:table-cell table:style-name="Таблица10.B2" office:value-type="string">
            <text:p text:style-name="P143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43">floa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43">floa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6">(&gt;=</text:span></text:span><text:span text:style-name="Descr_5f_FileFormatLimit"><text:span text:style-name="T256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43">floa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46">(&gt;=</text:span></text:span><text:span text:style-name="Descr_5f_FileFormatLimit"><text:span text:style-name="T278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43">floa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46">(&gt;=</text:span></text:span><text:span text:style-name="Descr_5f_FileFormatLimit"><text:span text:style-name="T278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24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8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3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4">--End of file--</text:p>
      <text:p text:style-name="P28"/>
      <text:h text:style-name="P206" text:outline-level="1"><text:span text:style-name="Descr_5f_ttl2"><text:span text:style-name="T342">Attachment: Background Sorting Priority table</text:span></text:span></text:h>
      <text:p text:style-name="P17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0">Val<text:span text:style-name="T341">u</text:span>e</text:p>
          </table:table-cell>
          <table:table-cell table:style-name="Таблица11.A1" office:value-type="string">
            <text:p text:style-name="P180">BackGround ID <text:span text:style-name="T340">list</text:span></text:p>
          </table:table-cell>
          <table:table-cell table:style-name="Таблица11.C1" office:value-type="string">
            <text:p text:style-name="P180">Comment</text:p>
          </table:table-cell>
        </table:table-row>
        <table:table-row>
          <table:table-cell table:style-name="Таблица11.A2" office:value-type="string">
            <text:p text:style-name="P179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9">Backgrounds</text:p>
          </table:table-cell>
        </table:table-row>
        <table:table-row>
          <table:table-cell table:style-name="Таблица11.A3" office:value-type="string">
            <text:p text:style-name="P179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9">Backgrounds</text:p>
          </table:table-cell>
        </table:table-row>
        <table:table-row>
          <table:table-cell table:style-name="Таблица11.A4" office:value-type="string">
            <text:p text:style-name="P179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9">Castles</text:p>
          </table:table-cell>
        </table:table-row>
        <table:table-row>
          <table:table-cell table:style-name="Таблица11.A5" office:value-type="string">
            <text:p text:style-name="P179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9">Walls</text:p>
          </table:table-cell>
        </table:table-row>
        <table:table-row>
          <table:table-cell table:style-name="Таблица11.A6" office:value-type="string">
            <text:p text:style-name="P179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9"/>
          </table:table-cell>
        </table:table-row>
        <table:table-row>
          <table:table-cell table:style-name="Таблица11.A7" office:value-type="string">
            <text:p text:style-name="P179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9"/>
          </table:table-cell>
        </table:table-row>
        <table:table-row>
          <table:table-cell table:style-name="Таблица11.A8" office:value-type="string">
            <text:p text:style-name="P179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9"/>
          </table:table-cell>
        </table:table-row>
        <table:table-row>
          <table:table-cell table:style-name="Таблица11.A9" office:value-type="string">
            <text:p text:style-name="P179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9"/>
          </table:table-cell>
        </table:table-row>
        <table:table-row>
          <table:table-cell table:style-name="Таблица11.A10" office:value-type="string">
            <text:p text:style-name="P179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9"/>
          </table:table-cell>
        </table:table-row>
        <table:table-row>
          <table:table-cell table:style-name="Таблица11.A11" office:value-type="string">
            <text:p text:style-name="P179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9"/>
          </table:table-cell>
        </table:table-row>
        <table:table-row>
          <table:table-cell table:style-name="Таблица11.A12" office:value-type="string">
            <text:p text:style-name="P179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9">Bones</text:p>
          </table:table-cell>
        </table:table-row>
        <table:table-row>
          <table:table-cell table:style-name="Таблица11.A13" office:value-type="string">
            <text:p text:style-name="P179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9"/>
          </table:table-cell>
        </table:table-row>
        <table:table-row>
          <table:table-cell table:style-name="Таблица11.A14" office:value-type="string">
            <text:p text:style-name="P179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9"/>
          </table:table-cell>
        </table:table-row>
        <table:table-row>
          <table:table-cell table:style-name="Таблица11.A15" office:value-type="string">
            <text:p text:style-name="P179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9"/>
          </table:table-cell>
        </table:table-row>
        <table:table-row>
          <table:table-cell table:style-name="Таблица11.A16" office:value-type="string">
            <text:p text:style-name="P179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9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9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9"/>
          </table:table-cell>
        </table:table-row>
        <table:table-row>
          <table:table-cell table:style-name="Таблица11.A18" office:value-type="string">
            <text:p text:style-name="P179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9"/>
          </table:table-cell>
        </table:table-row>
        <table:table-row>
          <table:table-cell table:style-name="Таблица11.A19" office:value-type="string">
            <text:p text:style-name="P179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9"/>
          </table:table-cell>
        </table:table-row>
        <table:table-row>
          <table:table-cell table:style-name="Таблица11.A20" office:value-type="string">
            <text:p text:style-name="P179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9">Mushroom trunk</text:p>
          </table:table-cell>
        </table:table-row>
        <table:table-row>
          <table:table-cell table:style-name="Таблица11.A21" office:value-type="string">
            <text:p text:style-name="P179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9"/>
          </table:table-cell>
        </table:table-row>
        <table:table-row>
          <table:table-cell table:style-name="Таблица11.A22" office:value-type="string">
            <text:p text:style-name="P179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9"/>
          </table:table-cell>
        </table:table-row>
        <table:table-row>
          <table:table-cell table:style-name="Таблица11.A23" office:value-type="string">
            <text:p text:style-name="P179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9"/>
          </table:table-cell>
        </table:table-row>
        <table:table-row>
          <table:table-cell table:style-name="Таблица11.A24" office:value-type="string">
            <text:p text:style-name="P179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9"/>
          </table:table-cell>
        </table:table-row>
        <table:table-row>
          <table:table-cell table:style-name="Таблица11.A25" office:value-type="string">
            <text:p text:style-name="P179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9"/>
          </table:table-cell>
        </table:table-row>
        <table:table-row>
          <table:table-cell table:style-name="Таблица11.A26" office:value-type="string">
            <text:p text:style-name="P179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9"/>
          </table:table-cell>
        </table:table-row>
        <table:table-row>
          <table:table-cell table:style-name="Таблица11.A27" office:value-type="string">
            <text:p text:style-name="P179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9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9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9"/>
          </table:table-cell>
        </table:table-row>
        <table:table-row>
          <table:table-cell table:style-name="Таблица11.A29" office:value-type="string">
            <text:p text:style-name="P179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9">Big Hills</text:p>
          </table:table-cell>
        </table:table-row>
        <table:table-row>
          <table:table-cell table:style-name="Таблица11.A30" office:value-type="string">
            <text:p text:style-name="P179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9">Bush</text:p>
          </table:table-cell>
        </table:table-row>
        <table:table-row>
          <table:table-cell table:style-name="Таблица11.A31" office:value-type="string">
            <text:p text:style-name="P179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9">SMW Grass</text:p>
          </table:table-cell>
        </table:table-row>
        <table:table-row>
          <table:table-cell table:style-name="Таблица11.A32" office:value-type="string">
            <text:p text:style-name="P179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9">SMB1 Grass</text:p>
          </table:table-cell>
        </table:table-row>
        <table:table-row>
          <table:table-cell table:style-name="Таблица11.A33" office:value-type="string">
            <text:p text:style-name="P179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9">Colomn</text:p>
          </table:table-cell>
        </table:table-row>
        <table:table-row>
          <table:table-cell table:style-name="Таблица11.A34" office:value-type="string">
            <text:p text:style-name="P179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9">Check Point</text:p>
          </table:table-cell>
        </table:table-row>
        <table:table-row>
          <table:table-cell table:style-name="Таблица11.A35" office:value-type="string">
            <text:p text:style-name="P179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9"/>
          </table:table-cell>
        </table:table-row>
        <table:table-row>
          <table:table-cell table:style-name="Таблица11.A36" office:value-type="string">
            <text:p text:style-name="P179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9">Palm tree</text:p>
          </table:table-cell>
        </table:table-row>
        <table:table-row>
          <table:table-cell table:style-name="Таблица11.A37" office:value-type="string">
            <text:p text:style-name="P179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9">Fence</text:p>
          </table:table-cell>
        </table:table-row>
        <table:table-row>
          <table:table-cell table:style-name="Таблица11.A38" office:value-type="string">
            <text:p text:style-name="P179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9">Big bubble</text:p>
          </table:table-cell>
        </table:table-row>
        <table:table-row>
          <table:table-cell table:style-name="Таблица11.A39" office:value-type="string">
            <text:p text:style-name="P179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9"/>
          </table:table-cell>
        </table:table-row>
        <table:table-row>
          <table:table-cell table:style-name="Таблица11.A40" office:value-type="string">
            <text:p text:style-name="P179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9">Lamp rope</text:p>
          </table:table-cell>
        </table:table-row>
        <table:table-row>
          <table:table-cell table:style-name="Таблица11.A41" office:value-type="string">
            <text:p text:style-name="P179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9"/>
          </table:table-cell>
        </table:table-row>
        <table:table-row>
          <table:table-cell table:style-name="Таблица11.A42" office:value-type="string">
            <text:p text:style-name="P179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9"/>
          </table:table-cell>
        </table:table-row>
        <table:table-row>
          <table:table-cell table:style-name="Таблица11.A43" office:value-type="string">
            <text:p text:style-name="P179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9"/>
          </table:table-cell>
        </table:table-row>
        <text:soft-page-break/>
        <table:table-row>
          <table:table-cell table:style-name="Таблица11.A44" office:value-type="string">
            <text:p text:style-name="P179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9"/>
          </table:table-cell>
        </table:table-row>
        <table:table-row>
          <table:table-cell table:style-name="Таблица11.A45" office:value-type="string">
            <text:p text:style-name="P179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9"/>
          </table:table-cell>
        </table:table-row>
        <table:table-row>
          <table:table-cell table:style-name="Таблица11.A46" office:value-type="string">
            <text:p text:style-name="P179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9">Little bush</text:p>
          </table:table-cell>
        </table:table-row>
        <table:table-row>
          <table:table-cell table:style-name="Таблица11.A47" office:value-type="string">
            <text:p text:style-name="P179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9"/>
          </table:table-cell>
        </table:table-row>
        <table:table-row>
          <table:table-cell table:style-name="Таблица11.A48" office:value-type="string">
            <text:p text:style-name="P179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9">Doors</text:p>
          </table:table-cell>
        </table:table-row>
        <table:table-row>
          <table:table-cell table:style-name="Таблица11.A49" office:value-type="string">
            <text:p text:style-name="P179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9">Platform path</text:p>
          </table:table-cell>
        </table:table-row>
        <table:table-row>
          <table:table-cell table:style-name="Таблица11.A50" office:value-type="string">
            <text:p text:style-name="P179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9">Spider web</text:p>
          </table:table-cell>
        </table:table-row>
        <table:table-row>
          <table:table-cell table:style-name="Таблица11.A51" office:value-type="string">
            <text:p text:style-name="P179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9">Cloud</text:p>
          </table:table-cell>
        </table:table-row>
        <table:table-row>
          <table:table-cell table:style-name="Таблица11.A52" office:value-type="string">
            <text:p text:style-name="P179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9">Little fence 1</text:p>
          </table:table-cell>
        </table:table-row>
        <table:table-row>
          <table:table-cell table:style-name="Таблица11.A53" office:value-type="string">
            <text:p text:style-name="P179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9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9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9">Mother Brain Wires</text:p>
          </table:table-cell>
        </table:table-row>
        <table:table-row>
          <table:table-cell table:style-name="Таблица11.A55" office:value-type="string">
            <text:p text:style-name="P179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9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9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9">Exit gates</text:p>
          </table:table-cell>
        </table:table-row>
        <table:table-row>
          <table:table-cell table:style-name="Таблица11.A57" office:value-type="string">
            <text:p text:style-name="P179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9">Air-Screw</text:p>
          </table:table-cell>
        </table:table-row>
        <table:table-row>
          <table:table-cell table:style-name="Таблица11.A58" office:value-type="string">
            <text:p text:style-name="P179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9">Rope 1</text:p>
          </table:table-cell>
        </table:table-row>
        <table:table-row>
          <table:table-cell table:style-name="Таблица11.A59" office:value-type="string">
            <text:p text:style-name="P179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9">Quicksand foreground</text:p>
          </table:table-cell>
        </table:table-row>
        <table:table-row>
          <table:table-cell table:style-name="Таблица11.A60" office:value-type="string">
            <text:p text:style-name="P179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9">HandRail Ghost</text:p>
          </table:table-cell>
        </table:table-row>
        <table:table-row>
          <table:table-cell table:style-name="Таблица11.A61" office:value-type="string">
            <text:p text:style-name="P179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9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12-14T01:45:05.840000000</dc:date>
    <meta:editing-duration>P2DT17H40M2S</meta:editing-duration>
    <meta:editing-cycles>688</meta:editing-cycles>
    <meta:generator>LibreOffice/4.3.4.1$Windows_x86 LibreOffice_project/bc356b2f991740509f321d70e4512a6a54c5f243</meta:generator>
    <meta:document-statistic meta:table-count="11" meta:image-count="3" meta:object-count="1" meta:page-count="10" meta:paragraph-count="544" meta:word-count="2081" meta:character-count="11718" meta:non-whitespace-character-count="1007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